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4.32152777777778cm" style:use-optimal-column-width="true"/>
    </style:style>
    <style:style style:name="co7" style:family="table-column">
      <style:table-column-properties fo:break-before="auto" style:column-width="18.7501388888889cm" style:use-optimal-column-width="true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13.7583333333333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3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0" table:formula="of:=[.C20]*0.25" table:style-name="ce1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BOOM_Bardier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6 Damage)*(Range 3 Straight))*(Speed 5)</text:p>
          </table:table-cell>
          <table:table-cell office:value-type="float" office:value="61.540540540540533" table:formula="of:=(([Ass.C5])*([Ass.F3]) + ([.C18])*6*([Ass.F11]))*([Ass.I7])" table:style-name="ce1">
            <text:p>61.540540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31.64607469570251" table:formula="of:=([.C23])*([.C19])*2*([Ass.I3])" table:style-name="ce1">
            <text:p>631.64607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3)*((6 damage) + (Number Ongoings)*(Remove Ongoing))</text:p>
          </table:table-cell>
          <table:table-cell office:value-type="float" office:value="284.95945945945948" table:formula="of:=([.C20])*([Ass.F5])*(6 + ([Ass.C17])*([Ass.C12]))" table:style-name="ce1">
            <text:p>284.9594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6)</text:p>
          </table:table-cell>
          <table:table-cell office:value-type="float" office:value="86.352657004830917" table:formula="of:=(5*([Ass.C22]*([Ass.C19]/[.C25]))+0)*[Ass.I8]" table:style-name="ce1">
            <text:p>86.352657</text:p>
          </table:table-cell>
          <table:table-cell office:value-type="float" office:value="112.0863859739151" table:formula="of:=(5*([Ass.C22]*([Ass.C19]/[.C25]))+([Ass.C8])*[.C23])*[Ass.I8]" table:style-name="ce1">
            <text:p>112.08638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68.79592096507099" table:formula="of:=(([Ass.C11])*(1/3)*([Ass.C23])*([Ass.F5]*SQRT([Ass.F5]))+[.C23])*[Ass.I4]" table:style-name="ce1">
            <text:p>268.7959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5.27434578261709" table:formula="of:=(([.C3]*[.E3])+([.C4]*[.E4])+([.C5]*[.E5])+([.C6]*[.E6])+([.C7]*[.E7])+([.C8]*[.E8])+([.C9]*[.E9])+([.C11]*[.E11]))/30" table:style-name="ce1">
            <text:p>105.27434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71.09030714597176" table:formula="of:=(([.C3]*[.E3])+([.C4]*[.F4])+([.C5]*[.E5])+([.C6]*[.E6])+([.C7]*[.F7])+([.C8]*[.F8])+([.C9]*[.E9])+([.C11]*[.E11]))/30" table:style-name="ce1">
            <text:p>171.09030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35.0770643573505" table:formula="of:=[.C24]*[.C25]" table:style-name="ce1">
            <text:p>3935.07706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3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22T21:35:49Z</dc:date>
    <meta:editing-cycles>17</meta:editing-cycles>
    <meta:editing-duration>PT6393S</meta:editing-duration>
  </office:meta>
</office:document-meta>
</file>